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2">
      <style:text-properties fo:font-weight="normal" style:font-weight-asian="normal" style:font-weight-complex="normal"/>
    </style:style>
    <style:style style:name="P5" style:family="paragraph" style:parent-style-name="Text_20_body" style:list-style-name="L3">
      <style:text-properties fo:font-weight="normal" style:font-weight-asian="normal" style:font-weight-complex="normal"/>
    </style:style>
    <style:style style:name="P6" style:family="paragraph" style:parent-style-name="Text_20_body" style:list-style-name="L4">
      <style:text-properties fo:font-weight="normal" style:font-weight-asian="normal" style:font-weight-complex="normal"/>
    </style:style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te Christophe – Ligne de conduite</text:h>
      <text:p text:style-name="Text_20_body">Rubriques</text:p>
      <text:list xml:id="list3693403836520744618" text:style-name="L1">
        <text:list-item>
          <text:p text:style-name="P1">Accueil – Photo de la salle, coordonnées, nous</text:p>
        </text:list-item>
        <text:list-item>
          <text:p text:style-name="P1">L'équipe</text:p>
        </text:list-item>
        <text:list-item>
          <text:p text:style-name="P1">Comment m'y prendre ? À prendre sur black and white</text:p>
        </text:list-item>
        <text:list-item>
          <text:p text:style-name="P1">Les cours</text:p>
          <text:list>
            <text:list-item>
              <text:p text:style-name="P1">Premiers secours</text:p>
            </text:list-item>
            <text:list-item>
              <text:p text:style-name="P1">Théorie</text:p>
            </text:list-item>
            <text:list-item>
              <text:p text:style-name="P1">Cours de sensibilisation</text:p>
            </text:list-item>
            <text:list-item>
              <text:p text:style-name="P1">Leçons pratiques</text:p>
            </text:list-item>
            <text:list-item>
              <text:p text:style-name="P1">Cours deux phases</text:p>
            </text:list-item>
            <text:list-item>
              <text:p text:style-name="P1">Cours et sorties sur circuits</text:p>
            </text:list-item>
          </text:list>
        </text:list-item>
        <text:list-item>
          <text:p text:style-name="P1">Nos prix</text:p>
        </text:list-item>
        <text:list-item>
          <text:p text:style-name="P1">Contacts</text:p>
        </text:list-item>
      </text:list>
      <text:h text:style-name="Heading_20_3" text:outline-level="3">Pour les cours – page accueil</text:h>
      <text:p text:style-name="P2">Ajouter un type de cours</text:p>
      <text:list xml:id="list6665567929394483490" text:style-name="L4">
        <text:list-item>
          <text:p text:style-name="P6">Nom du cours</text:p>
        </text:list-item>
        <text:list-item>
          <text:p text:style-name="P6">ajouter une image</text:p>
        </text:list-item>
        <text:list-item>
          <text:p text:style-name="P6">Durée</text:p>
        </text:list-item>
        <text:list-item>
          <text:p text:style-name="P6">Prix du cours</text:p>
        </text:list-item>
        <text:list-item>
          <text:p text:style-name="P6">Description du cours</text:p>
        </text:list-item>
      </text:list>
      <text:p text:style-name="P3">Avec un lien sur les cours disponibles</text:p>
      <text:p text:style-name="P2">Ajouter un cours</text:p>
      <text:list xml:id="list9004663633219581676" text:style-name="L3">
        <text:list-item>
          <text:p text:style-name="P5">Type (premier secours, théorie, sensibilisation)</text:p>
        </text:list-item>
      </text:list>
      <text:list xml:id="list2937018858108497670" text:style-name="L2">
        <text:list-item>
          <text:p text:style-name="P4">Date/horaire -&gt; plusieurs jours / heures pour le cours</text:p>
        </text:list-item>
        <text:list-item>
          <text:p text:style-name="P4">lieu</text:p>
        </text:list-item>
        <text:list-item>
          <text:p text:style-name="P4">nombre de places disponibles</text:p>
        </text:list-item>
      </text:list>
      <text:p text:style-name="P3">Il faut pouvoir s'inscrire à un cours, envoie d'e-mail au profils sélectionnés</text:p>
      <text:p text:style-name="P3">ça génère une liste des inscrits, transmissible par e-mail. confirmation du cours pour affichage</text:p>
      <text:h text:style-name="Heading_20_2" text:outline-level="2">Profils</text:h>
      <text:p text:style-name="Text_20_body">Nom, prénom, numéro de tél, adresse e-mail, fonctions(plusieurs possibles), avatar</text:p>
      <text:h text:style-name="Heading_20_2" text:outline-level="2">Boutique</text:h>
      <text:p text:style-name="Text_20_body">Ajouter un article</text:p>
      <text:list xml:id="list8447766125746948265" text:style-name="L5">
        <text:list-item>
          <text:p text:style-name="P7"><text:soft-page-break/>Image</text:p>
        </text:list-item>
        <text:list-item>
          <text:p text:style-name="P7">Nom de l'article</text:p>
        </text:list-item>
        <text:list-item>
          <text:p text:style-name="P7">prix</text:p>
        </text:list-item>
      </text:list>
      <text:p text:style-name="Text_20_body">Les prix des articles sur la même pages que les prix des cours</text:p>
      <text:h text:style-name="Heading_20_2" text:outline-level="2">Liens pied de page</text:h>
      <text:list xml:id="list6913338395517233564" text:style-name="L6">
        <text:list-item>
          <text:p text:style-name="P8">MJCGarage</text:p>
        </text:list-item>
        <text:list-item>
          <text:p text:style-name="P8">à défin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7:57:42.59</meta:creation-date>
    <dc:date>2013-02-18T19:16:16.44</dc:date>
    <meta:editing-duration>PT48M5S</meta:editing-duration>
    <meta:editing-cycles>15</meta:editing-cycles>
    <meta:generator>OpenOffice.org/3.4.1$Win32 OpenOffice.org_project/341m1$Build-9593</meta:generator>
    <meta:document-statistic meta:table-count="0" meta:image-count="0" meta:object-count="0" meta:page-count="2" meta:paragraph-count="40" meta:word-count="192" meta:character-count="1041"/>
  </office:meta>
</office:document-meta>
</file>